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List_20_Paragraph" style:list-style-name="L2">
      <style:paragraph-properties fo:text-align="justify" style:justify-single-word="false"/>
      <style:text-properties officeooo:paragraph-rsid="0103408e"/>
    </style:style>
    <style:style style:name="P3" style:family="paragraph" style:parent-style-name="List_20_Paragraph" style:list-style-name="L2">
      <style:paragraph-properties fo:text-align="justify" style:justify-single-word="false"/>
      <style:text-properties officeooo:paragraph-rsid="011f4ad4"/>
    </style:style>
    <style:style style:name="P4" style:family="paragraph" style:parent-style-name="List_20_Paragraph" style:list-style-name="L2">
      <style:paragraph-properties fo:text-align="justify" style:justify-single-word="false"/>
      <style:text-properties officeooo:paragraph-rsid="01304d01"/>
    </style:style>
    <style:style style:name="P5" style:family="paragraph" style:parent-style-name="List_20_Paragraph" style:list-style-name="L2">
      <style:paragraph-properties fo:text-align="justify" style:justify-single-word="false"/>
      <style:text-properties officeooo:paragraph-rsid="0120e240"/>
    </style:style>
    <style:style style:name="P6" style:family="paragraph" style:parent-style-name="List_20_Paragraph" style:list-style-name="L2">
      <style:paragraph-properties fo:text-align="justify" style:justify-single-word="false"/>
      <style:text-properties officeooo:paragraph-rsid="0124dab1"/>
    </style:style>
    <style:style style:name="P7" style:family="paragraph" style:parent-style-name="List_20_Paragraph" style:list-style-name="L2">
      <style:paragraph-properties fo:text-align="justify" style:justify-single-word="false"/>
      <style:text-properties officeooo:paragraph-rsid="0125d91f"/>
    </style:style>
    <style:style style:name="P8" style:family="paragraph" style:parent-style-name="List_20_Paragraph" style:list-style-name="L2">
      <style:paragraph-properties fo:text-align="justify" style:justify-single-word="false"/>
      <style:text-properties officeooo:paragraph-rsid="0128de9c"/>
    </style:style>
    <style:style style:name="P9" style:family="paragraph" style:parent-style-name="List_20_Paragraph" style:list-style-name="L1">
      <style:paragraph-properties fo:margin-left="0cm" fo:margin-right="0cm" fo:text-align="justify" style:justify-single-word="false" fo:text-indent="0cm" style:auto-text-indent="false"/>
      <style:text-properties officeooo:paragraph-rsid="0103408e"/>
    </style:style>
    <style:style style:name="P10" style:family="paragraph" style:parent-style-name="List_20_Paragraph" style:list-style-name="L1">
      <style:paragraph-properties fo:margin-left="0cm" fo:margin-right="0cm" fo:text-align="justify" style:justify-single-word="false" fo:text-indent="0cm" style:auto-text-indent="false"/>
      <style:text-properties officeooo:paragraph-rsid="010a9c41"/>
    </style:style>
    <style:style style:name="T1" style:family="text">
      <style:text-properties fo:color="#ff0000" fo:font-size="9pt" fo:font-weight="normal" officeooo:rsid="06071cb6" style:font-size-asian="9pt" style:font-weight-asian="normal" style:font-name-complex="Calibri1" style:font-size-complex="9pt" style:font-weight-complex="normal"/>
    </style:style>
    <style:style style:name="T2" style:family="text">
      <style:text-properties fo:color="#ff0000" fo:font-size="9pt" fo:font-weight="normal" officeooo:rsid="011d884d" style:font-size-asian="9pt" style:font-weight-asian="normal" style:font-name-complex="Calibri1" style:font-size-complex="9pt" style:font-weight-complex="normal"/>
    </style:style>
    <style:style style:name="T3" style:family="text">
      <style:text-properties fo:color="#ff0000" fo:font-size="9pt" fo:font-weight="normal" officeooo:rsid="011f4ad4" style:font-size-asian="9pt" style:font-weight-asian="normal" style:font-name-complex="Calibri1" style:font-size-complex="9pt" style:font-weight-complex="normal"/>
    </style:style>
    <style:style style:name="T4" style:family="text">
      <style:text-properties fo:color="#ff0000" fo:font-size="9pt" fo:font-weight="normal" officeooo:rsid="0120e240" style:font-size-asian="9pt" style:font-weight-asian="normal" style:font-name-complex="Calibri1" style:font-size-complex="9pt" style:font-weight-complex="normal"/>
    </style:style>
    <style:style style:name="T5" style:family="text">
      <style:text-properties fo:color="#ff0000" fo:font-size="9pt" fo:font-weight="normal" officeooo:rsid="0124dab1" style:font-size-asian="9pt" style:font-weight-asian="normal" style:font-name-complex="Calibri1" style:font-size-complex="9pt" style:font-weight-complex="normal"/>
    </style:style>
    <style:style style:name="T6" style:family="text">
      <style:text-properties fo:color="#ff0000" fo:font-size="9pt" fo:font-weight="normal" officeooo:rsid="0125d91f" style:font-size-asian="9pt" style:font-weight-asian="normal" style:font-name-complex="Calibri1" style:font-size-complex="9pt" style:font-weight-complex="normal"/>
    </style:style>
    <style:style style:name="T7" style:family="text">
      <style:text-properties fo:color="#ff0000" fo:font-size="9pt" fo:font-weight="normal" officeooo:rsid="0128de9c" style:font-size-asian="9pt" style:font-weight-asian="normal" style:font-name-complex="Calibri1" style:font-size-complex="9pt" style:font-weight-complex="normal"/>
    </style:style>
    <style:style style:name="T8" style:family="text">
      <style:text-properties fo:color="#ff0000" fo:font-size="9pt" fo:font-weight="normal" officeooo:rsid="01304d01" style:font-size-asian="9pt" style:font-weight-asian="normal" style:font-name-complex="Calibri1" style:font-size-complex="9pt" style:font-weight-complex="normal"/>
    </style:style>
    <style:style style:name="T9" style:family="text">
      <style:text-properties fo:color="#ff0000" fo:font-size="9pt" fo:font-weight="normal" officeooo:rsid="01306340" style:font-size-asian="9pt" style:font-weight-asian="normal" style:font-name-complex="Calibri1" style:font-size-complex="9pt" style:font-weight-complex="normal"/>
    </style:style>
    <style:style style:name="T10" style:family="text">
      <style:text-properties fo:color="#ff0000" fo:font-size="9pt" fo:font-weight="normal" officeooo:rsid="01342a34" style:font-size-asian="9pt" style:font-weight-asian="normal" style:font-name-complex="Calibri1" style:font-size-complex="9pt" style:font-weight-complex="normal"/>
    </style:style>
    <style:style style:name="T11" style:family="text">
      <style:text-properties fo:color="#ff0000" fo:font-size="9pt" fo:font-weight="bold" officeooo:rsid="012b6710" style:font-size-asian="9pt" style:font-weight-asian="bold" style:font-name-complex="Calibri1" style:font-size-complex="9pt" style:font-weight-complex="bold"/>
    </style:style>
    <style:style style:name="T12" style:family="text">
      <style:text-properties fo:color="#ff0000" fo:font-size="9pt" fo:font-weight="bold" officeooo:rsid="06071cb6" style:font-size-asian="9pt" style:font-weight-asian="bold" style:font-name-complex="Calibri1" style:font-size-complex="9pt" style:font-weight-complex="bold"/>
    </style:style>
    <style:style style:name="T13" style:family="text">
      <style:text-properties fo:color="#000000"/>
    </style:style>
    <style:style style:name="T14" style:family="text">
      <style:text-properties fo:color="#000000" fo:font-size="9pt" fo:font-weight="normal" officeooo:rsid="06071cb6" style:font-size-asian="9pt" style:font-weight-asian="normal" style:font-name-complex="Calibri1" style:font-size-complex="9pt" style:font-weight-complex="normal"/>
    </style:style>
    <style:style style:name="T15" style:family="text">
      <style:text-properties fo:color="#000000" fo:font-size="9pt" fo:font-weight="normal" officeooo:rsid="011856f9" style:font-size-asian="9pt" style:font-weight-asian="normal" style:font-name-complex="Calibri1" style:font-size-complex="9pt" style:font-weight-complex="normal"/>
    </style:style>
    <style:style style:name="T16" style:family="text">
      <style:text-properties fo:color="#000000" fo:font-size="9pt" fo:font-weight="normal" officeooo:rsid="011f4ad4" style:font-size-asian="9pt" style:font-weight-asian="normal" style:font-name-complex="Calibri1" style:font-size-complex="9pt" style:font-weight-complex="normal"/>
    </style:style>
    <style:style style:name="T17" style:family="text">
      <style:text-properties fo:color="#000000" fo:font-size="9pt" fo:font-weight="normal" officeooo:rsid="0120e240" style:font-size-asian="9pt" style:font-weight-asian="normal" style:font-name-complex="Calibri1" style:font-size-complex="9pt" style:font-weight-complex="normal"/>
    </style:style>
    <style:style style:name="T18" style:family="text">
      <style:text-properties fo:color="#000000" fo:font-size="9pt" fo:font-weight="normal" officeooo:rsid="0121fe3d" style:font-size-asian="9pt" style:font-weight-asian="normal" style:font-name-complex="Calibri1" style:font-size-complex="9pt" style:font-weight-complex="normal"/>
    </style:style>
    <style:style style:name="T19" style:family="text">
      <style:text-properties fo:color="#000000" fo:font-size="9pt" fo:font-weight="normal" officeooo:rsid="0124dab1" style:font-size-asian="9pt" style:font-weight-asian="normal" style:font-name-complex="Calibri1" style:font-size-complex="9pt" style:font-weight-complex="normal"/>
    </style:style>
    <style:style style:name="T20" style:family="text">
      <style:text-properties fo:color="#000000" fo:font-size="9pt" fo:font-weight="normal" officeooo:rsid="0125d91f" style:font-size-asian="9pt" style:font-weight-asian="normal" style:font-name-complex="Calibri1" style:font-size-complex="9pt" style:font-weight-complex="normal"/>
    </style:style>
    <style:style style:name="T21" style:family="text">
      <style:text-properties fo:color="#000000" fo:font-size="9pt" fo:font-weight="normal" officeooo:rsid="0128de9c" style:font-size-asian="9pt" style:font-weight-asian="normal" style:font-name-complex="Calibri1" style:font-size-complex="9pt" style:font-weight-complex="normal"/>
    </style:style>
    <style:style style:name="T22" style:family="text">
      <style:text-properties fo:color="#000000" fo:font-size="9pt" fo:font-weight="normal" officeooo:rsid="012de035" style:font-size-asian="9pt" style:font-weight-asian="normal" style:font-name-complex="Calibri1" style:font-size-complex="9pt" style:font-weight-complex="normal"/>
    </style:style>
    <style:style style:name="T23" style:family="text">
      <style:text-properties fo:color="#000000" fo:font-size="9pt" fo:font-weight="normal" officeooo:rsid="01385c5e" style:font-size-asian="9pt" style:font-weight-asian="normal" style:font-name-complex="Calibri1" style:font-size-complex="9pt" style:font-weight-complex="normal"/>
    </style:style>
    <style:style style:name="T24" style:family="text">
      <style:text-properties fo:color="#000000" fo:font-size="9pt" fo:font-weight="bold" officeooo:rsid="06071cb6" style:font-size-asian="9pt" style:font-weight-asian="normal" style:font-name-complex="Calibri1" style:font-size-complex="9pt" style:font-weight-complex="normal"/>
    </style:style>
    <style:style style:name="T25" style:family="text">
      <style:text-properties fo:color="#000000" fo:font-size="9pt" fo:font-weight="bold" officeooo:rsid="06071cb6" style:font-size-asian="9pt" style:font-weight-asian="bold" style:font-name-complex="Calibri1" style:font-size-complex="9pt" style:font-weight-complex="bold"/>
    </style:style>
    <style:style style:name="T26" style:family="text">
      <style:text-properties fo:color="#000000" fo:font-size="9pt" fo:font-weight="bold" officeooo:rsid="012b6710" style:font-size-asian="9pt" style:font-weight-asian="bold" style:font-name-complex="Calibri1" style:font-size-complex="9pt" style:font-weight-complex="bold"/>
    </style:style>
    <style:style style:name="T27" style:family="text">
      <style:text-properties fo:font-size="9pt" fo:font-weight="normal" officeooo:rsid="06071cb6" style:font-size-asian="9pt" style:font-weight-asian="normal" style:font-name-complex="Calibri1" style:font-size-complex="9pt" style:font-weight-complex="normal"/>
    </style:style>
    <style:style style:name="T28" style:family="text">
      <style:text-properties fo:font-size="9pt" fo:font-weight="bold" officeooo:rsid="012b6710" style:font-size-asian="9pt" style:font-weight-asian="bold" style:font-name-complex="Calibri1" style:font-size-complex="9pt" style:font-weight-complex="bold"/>
    </style:style>
    <style:style style:name="T29" style:family="text">
      <style:text-properties fo:font-size="9pt" fo:font-weight="bold" officeooo:rsid="06071cb6" style:font-size-asian="9pt" style:font-weight-asian="bold" style:font-name-complex="Calibri1" style:font-size-complex="9pt" style:font-weight-complex="bold"/>
    </style:style>
    <style:style style:name="T30" style:family="text">
      <style:text-properties fo:font-size="9pt" style:text-underline-style="none" style:font-size-asian="9pt" style:font-size-complex="9pt"/>
    </style:style>
    <style:style style:name="T31" style:family="text">
      <style:text-properties fo:color="#0000ff" fo:font-size="9pt" fo:font-weight="bold" officeooo:rsid="06071cb6" style:font-size-asian="9pt" style:font-weight-asian="bold" style:font-name-complex="Calibri1" style:font-size-complex="9pt" style:font-weight-complex="bold"/>
    </style:style>
    <style:style style:name="T32" style:family="text">
      <style:text-properties fo:color="#800000" fo:font-size="9pt" fo:font-weight="normal" officeooo:rsid="06071cb6" style:font-size-asian="9pt" style:font-weight-asian="normal" style:font-name-complex="Calibri1" style:font-size-complex="9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3003469709463755" text:style-name="L1">
        <text:list-item>
          <text:p text:style-name="P9"><text:span text:style-name="Strong_20_Emphasis"><text:span text:style-name="T14">Find duplicates in an array in o(1) space complexity.</text:span></text:span></text:p>
        </text:list-item>
        <text:list-item>
          <text:p text:style-name="P9"><text:span text:style-name="Strong_20_Emphasis"><text:span text:style-name="T26">H</text:span></text:span><text:span text:style-name="Strong_20_Emphasis"><text:span text:style-name="T25">ow could medical services benefit from technology?</text:span></text:span></text:p>
        </text:list-item>
      </text:list>
      <text:list xml:id="list7630207625969869227" text:style-name="L2">
        <text:list-item>
          <text:p text:style-name="P2"><text:span text:style-name="Strong_20_Emphasis"><text:span text:style-name="T24">HealthKart</text:span></text:span><text:span text:style-name="Strong_20_Emphasis"><text:span text:style-name="T14">, a part of Bright Lifecare Pvt. Ltd. is an online portal for </text:span></text:span><text:a xlink:type="simple" xlink:href="https://en.wikipedia.org/wiki/Dietary_supplements" text:style-name="Internet_20_link" text:visited-style-name="Visited_20_Internet_20_Link"><text:span text:style-name="Strong_20_Emphasis"><text:span text:style-name="T30">Dietary supplements</text:span></text:span></text:a><text:span text:style-name="Strong_20_Emphasis"><text:span text:style-name="T14"> and </text:span></text:span><text:span text:style-name="Strong_20_Emphasis"><text:span text:style-name="T31">health devices</text:span></text:span><text:span text:style-name="Strong_20_Emphasis"><text:span text:style-name="T14"> in the </text:span></text:span><text:span text:style-name="Strong_20_Emphasis"><text:span text:style-name="T22">Health care industry</text:span></text:span><text:span text:style-name="Strong_20_Emphasis"><text:span text:style-name="T14"> in India.</text:span></text:span></text:p>
        </text:list-item>
        <text:list-item>
          <text:p text:style-name="P2"><text:span text:style-name="Strong_20_Emphasis"><text:span text:style-name="T14">As technology improves every day, new developments are constantly infiltrating our lives. Whether it's the way you shop, how you communicate with friends, the job you do, or the way you travel, technology is transforming the way we behave.</text:span></text:span></text:p>
        </text:list-item>
        <text:list-item>
          <text:p text:style-name="P2"><text:span text:style-name="Strong_20_Emphasis"><text:span text:style-name="T14">Take healthcare, for example. Breakthroughs in </text:span></text:span><text:span text:style-name="Strong_20_Emphasis"><text:span text:style-name="T25">information gathering, research, treatments, and communications</text:span></text:span><text:span text:style-name="Strong_20_Emphasis"><text:span text:style-name="T14"> have given medical providers new tools to work with and fresh ways to practice medicine.</text:span></text:span></text:p>
        </text:list-item>
        <text:list-item>
          <text:p text:style-name="P2"><text:span text:style-name="Strong_20_Emphasis"><text:span text:style-name="T1">The intern</text:span></text:span><text:span text:style-name="Strong_20_Emphasis"><text:span text:style-name="T2">et has become a main source of medical information: </text:span></text:span><text:span text:style-name="Strong_20_Emphasis"><text:span text:style-name="T14">It goes without saying that more and more people are using the Internet to research their medical issues. This means not only looking up symptoms, but exploring treatments and medicines on the web. While it is never a good idea to skip out on the doctor completely, the Internet has made patients more empowered to make decisions about what to do next.</text:span></text:span></text:p>
        </text:list-item>
        <text:list-item>
          <text:p text:style-name="P3"><text:span text:style-name="Strong_20_Emphasis"><text:span text:style-name="T3">Healthcare facilities are reaching patients using social media: </text:span></text:span><text:span text:style-name="Strong_20_Emphasis"><text:span text:style-name="T16">Healthcare facilities, particularly hospitals, are using social media to establish contact with patients, answer questions about practices, launch public awareness campaigns, and perform community outreach. Some sophisticated sites even offer instant chats with nurses and doctors about medical issues and reminders for people to get regularly needed tests and vaccines.</text:span></text:span></text:p>
        </text:list-item>
        <text:list-item>
          <text:p text:style-name="P4"><text:span text:style-name="Strong_20_Emphasis"><text:span text:style-name="T8">Online medicine delivery,</text:span></text:span></text:p>
        </text:list-item>
        <text:list-item>
          <text:p text:style-name="P4"><text:span text:style-name="Strong_20_Emphasis"><text:span text:style-name="T8">In getting appointment of health care specialist,</text:span></text:span></text:p>
        </text:list-item>
        <text:list-item>
          <text:p text:style-name="P5"><text:span text:style-name="Strong_20_Emphasis"><text:span text:style-name="T4">Better treatments and less suffering: </text:span></text:span><text:span text:style-name="Strong_20_Emphasis"><text:span text:style-name="T18">T</text:span></text:span><text:span text:style-name="Strong_20_Emphasis"><text:span text:style-name="T17">echnology has changed healthcare: by providing new machines, medicines, and treatments that save lives and improve the chance of recovery for billions. Not only do sophisticated medical practices help patients heal directly; new technology has also improved research so experts can make healthcare even more effective.</text:span></text:span></text:p>
        </text:list-item>
        <text:list-item>
          <text:p text:style-name="P6"><text:span text:style-name="Strong_20_Emphasis"><text:span text:style-name="T9">Patients medical history can be maintained and accessed easily:</text:span></text:span><text:span text:style-name="Strong_20_Emphasis"><text:span text:style-name="T5"> </text:span></text:span><text:a xlink:type="simple" xlink:href="http://www.bls.gov/oco/cg/cgs035.htm" text:style-name="Internet_20_link" text:visited-style-name="Visited_20_Internet_20_Link"><text:span text:style-name="Strong_20_Emphasis">Information technology</text:span></text:a><text:span text:style-name="Strong_20_Emphasis"><text:span text:style-name="T19"> has made patient care safer and more reliable than before. Nurses and doctors use hand-held computers to record a patent's medical history and check that they are administering the correct treatment. Results of lab tests, records of vital signs, and medicine orders are all electronically put into a main database that can be referred to later. And as more institutions are adopting electronic health records, patients have easier access to their own information so they too can understand what is being done to them.</text:span></text:span></text:p>
        </text:list-item>
        <text:list-item>
          <text:p text:style-name="P7"><text:span text:style-name="Strong_20_Emphasis"><text:span text:style-name="T6">Doctors are easier to reach: </text:span></text:span><text:a xlink:type="simple" xlink:href="http://planetgreen.discovery.com/food-health/telemedicine-argentine-doctors-cure.html" text:style-name="Internet_20_link" text:visited-style-name="Visited_20_Internet_20_Link"><text:span text:style-name="Strong_20_Emphasis">Technology</text:span></text:a><text:span text:style-name="Strong_20_Emphasis"><text:span text:style-name="T20"> has also enabled doctors to use e-mail, texts, videos, and conference facilities to consult colleagues from all over the world. This practice, known as telemedicine, is especially useful for doctors and patients in rural and under-developed areas. Without moving patients, doctors can consult experts from all over the world to diagnose, treat, and research conditions without needing access to a sophisticated hospital. Telemedicine was used effectively after the 2010 Haiti earthquake and will no doubt be refined for future use.</text:span></text:span></text:p>
        </text:list-item>
        <text:list-item>
          <text:p text:style-name="P8"><text:span text:style-name="Strong_20_Emphasis"><text:span text:style-name="T7">Doctors better at their jobs: </text:span></text:span><text:span text:style-name="Strong_20_Emphasis"><text:span text:style-name="T21">With the touch of a smartphone doctors can access thousands of pages of medical textbooks. They can also use online medical databases to easily look up case studies and check out detailed patient history.</text:span></text:span></text:p>
        </text:list-item>
        <text:list-item>
          <text:p text:style-name="P8"><text:span text:style-name="Strong_20_Emphasis"><text:span text:style-name="T7">Online databases can accurately predict medical trends: </text:span></text:span><text:span text:style-name="Strong_20_Emphasis"><text:span text:style-name="T21">By analyzing health information that users search for online, search engines such as Google have been able to accurately predict medical trends such as flu outbreaks.</text:span></text:span></text:p>
        </text:list-item>
      </text:list>
      <text:list xml:id="list84217724918236" text:continue-list="list313003469709463755" text:style-name="L1">
        <text:list-item>
          <text:p text:style-name="P9"><text:span text:style-name="Strong_20_Emphasis"><text:span text:style-name="T14">What are the ACID properties? How to ensure isolation for transactions.</text:span></text:span></text:p>
        </text:list-item>
        <text:list-item>
          <text:p text:style-name="P9"><text:span text:style-name="Strong_20_Emphasis"><text:span text:style-name="T10">W</text:span></text:span><text:span text:style-name="Strong_20_Emphasis"><text:span text:style-name="T1">hen and why do you to join us , why do you want to leave your company, how much do you expects so on?</text:span></text:span></text:p>
        </text:list-item>
        <text:list-item>
          <text:p text:style-name="P9"><text:span text:style-name="Strong_20_Emphasis"><text:span text:style-name="T14">Difference between for each loop and Iterator if used for List.will exception will be thrown if modification is made on List during iterating the list.</text:span></text:span></text:p>
        </text:list-item>
        <text:list-item>
          <text:p text:style-name="P9"><text:soft-page-break/><text:span text:style-name="Strong_20_Emphasis"><text:span text:style-name="T14">Difference between Iterator and ListIterator</text:span></text:span></text:p>
        </text:list-item>
        <text:list-item>
          <text:p text:style-name="P10"><text:span text:style-name="Strong_20_Emphasis"><text:span text:style-name="T14">Difference between Iterator and Enumerator</text:span></text:span></text:p>
        </text:list-item>
        <text:list-item>
          <text:p text:style-name="P10"><text:span text:style-name="Strong_20_Emphasis"><text:span text:style-name="T14">what do you think about "fail fast" in Iterator?</text:span></text:span></text:p>
        </text:list-item>
        <text:list-item>
          <text:p text:style-name="P10"><text:span text:style-name="Strong_20_Emphasis"><text:span text:style-name="T14">JVM internal Architecture, Can you implement JVM to execute your java file.</text:span></text:span></text:p>
        </text:list-item>
        <text:list-item>
          <text:p text:style-name="P10"><text:span text:style-name="Strong_20_Emphasis"><text:span text:style-name="T14">What is thread pool,Implement the Thread pool.</text:span></text:span></text:p>
        </text:list-item>
        <text:list-item>
          <text:p text:style-name="P10"><text:span text:style-name="Strong_20_Emphasis"><text:span text:style-name="T14">what is notifyAll , notify and wait? why these are in Object Class?</text:span></text:span></text:p>
        </text:list-item>
        <text:list-item>
          <text:p text:style-name="P10"><text:span text:style-name="Strong_20_Emphasis"><text:span text:style-name="T14">when will you prefer hashMap instead of hashSet?</text:span></text:span></text:p>
        </text:list-item>
        <text:list-item>
          <text:p text:style-name="P10"><text:span text:style-name="Strong_20_Emphasis"><text:span text:style-name="T14">what is Class.forName?</text:span></text:span></text:p>
        </text:list-item>
        <text:list-item>
          <text:p text:style-name="P10"><text:span text:style-name="Strong_20_Emphasis"><text:span text:style-name="T14">write Code to generate user defined random number.</text:span></text:span></text:p>
        </text:list-item>
        <text:list-item>
          <text:p text:style-name="P10"><text:span text:style-name="Strong_20_Emphasis"><text:span text:style-name="T14">1.A linkedList is given , say {--&amp;gt;1--&amp;gt;2--&amp;gt;3--&amp;gt;},reverse it like {&amp;lt;--1&amp;lt;--2&amp;lt;--3&amp;lt;--}<text:line-break/>2.write Code to generate user defined random number.<text:line-break/>3.write code to return non repetitive Integer from the array.<text:line-break/>    Example a={1,1,2,3,4,9,4,4,4,3,5,1,2} will return a={9,5}<text:line-break/>4.Compare two list and return a list objects which are common between them<text:line-break/>5.Write a code to return a pair of number from array if there sum is equal to the integer K(k is passed as an argument).<text:line-break/>    Example : a{-1,1,2,3,4} array is in ascending order &amp; k=7 then return result={3,4}<text:line-break/>6.Five integer type arrays are given ,array size could of same size of different size.return 5 greatest number from all 5 arrays.</text:span></text:span></text:p>
        </text:list-item>
        <text:list-item>
          <text:p text:style-name="P10"><text:span text:style-name="Strong_20_Emphasis"><text:span text:style-name="T23">I</text:span></text:span><text:span text:style-name="Strong_20_Emphasis"><text:span text:style-name="T14">nterview questions were based on basic knowledge of oops, joins( inner and outer joins), sql queries and algorithms.</text:span></text:span></text:p>
        </text:list-item>
        <text:list-item>
          <text:p text:style-name="P10"><text:span text:style-name="Strong_20_Emphasis"><text:span text:style-name="T1">find the sum of values stored in a matrix given two coordinates forming a rectangle,<text:line-break/>time complexity should be less than n square.</text:span></text:span></text:p>
        </text:list-item>
        <text:list-item>
          <text:p text:style-name="P10"><text:span text:style-name="Strong_20_Emphasis"><text:span text:style-name="T14">How to write </text:span></text:span><text:span text:style-name="Strong_20_Emphasis"><text:span text:style-name="T15">your</text:span></text:span><text:span text:style-name="Strong_20_Emphasis"><text:span text:style-name="T14"> own LinkedList.</text:span></text:span></text:p>
        </text:list-item>
      </text:list>
      <text:p text:style-name="P1"><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46</meta:editing-cycles>
    <meta:creation-date>2015-08-07T20:28:00</meta:creation-date>
    <dc:date>2016-10-19T08:37:41.529082662</dc:date>
    <meta:editing-duration>P8DT6H13M50S</meta:editing-duration>
    <meta:generator>LibreOffice/5.1.4.2$Linux_X86_64 LibreOffice_project/10m0$Build-2</meta:generator>
    <meta:document-statistic meta:table-count="0" meta:image-count="0" meta:object-count="0" meta:page-count="2" meta:paragraph-count="30" meta:word-count="872" meta:character-count="5398" meta:non-whitespace-character-count="4586"/>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